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ClassLoader.findResource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FSClassLoader.VFSClassLoader( final FileObject [ ] files , final FileSystemManager manager ,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ClassLoader.VFSClassLoader( final FileObject file , final FileSystem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ClassLoader.VFSClassLoader( final FileObject [ ] files , final FileSystem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ClassLoad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ClassLoader.getPermissions( final CodeSource 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VFSClassLoader.VFSClassLoader( final FileObject file , final FileSystemManager manager ,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ClassLoader.lookupFileObject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FSClassLoader.findClass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FSClassLoader.addFileObjects( final FileSystemManager manager , final FileObject [ ] fi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FSClassLoader.loadResource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FSClassLoader.definePackage( final String name , final Resourc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FSClassLoader.defineClass( final String name , final Resource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VFSClassLoader.isSealed( final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ClassLoad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ClassLoader.getFile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ClassLoader.copyPermissions( final PermissionCollection src , final PermissionCollection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FSClassLoader.findResources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